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" svg:font-family="'DejaVu Sans Condensed'"/>
    <style:font-face style:name="roboto condensed" svg:font-family="'roboto condensed'"/>
    <style:font-face style:name="Georgia" svg:font-family="Georgia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text-line-through-style="none" style:text-position="0% 100%" style:font-name="Georgia" fo:font-size="13pt" fo:letter-spacing="normal" fo:language="fr" fo:country="FR" fo:font-style="normal" style:text-underline-style="none" fo:font-weight="normal" style:font-name-asian="Georgia" style:font-size-asian="13pt" style:language-asian="fr" style:country-asian="FR" style:font-style-asian="normal" style:font-weight-asian="normal" style:font-name-complex="Georgia" style:font-size-complex="13pt" style:font-style-complex="normal" style:font-weight-complex="normal" style:text-scale="100%"/>
    </style:style>
    <style:style style:name="T2" style:family="text">
      <style:text-properties fo:font-variant="normal" fo:text-transform="none" style:text-line-through-style="none" style:font-name="Georgia" fo:font-size="13pt" fo:letter-spacing="normal" fo:language="fr" fo:country="FR" fo:font-style="normal" style:text-underline-style="none" fo:font-weight="normal" style:font-name-asian="Georgia" style:font-size-asian="13pt" style:language-asian="fr" style:country-asian="FR" style:font-style-asian="normal" style:font-weight-asian="normal" style:font-name-complex="Georgia" style:font-size-complex="13pt" style:font-style-complex="normal" style:font-weight-complex="normal" style:text-scale="100%"/>
    </style:style>
    <style:style style:name="T3" style:family="text">
      <style:text-properties fo:language="fr" fo:country="FR" style:language-asian="fr" style:country-asian="FR"/>
    </style:style>
    <style:style style:name="T4" style:family="text">
      <style:text-properties fo:language="la" fo:country="VA" style:language-asian="la" style:country-asian="VA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style="normal" style:font-size-asian="13pt" style:font-style-asian="normal" style:font-size-complex="13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éorgiques, Chant IV</text:h>
      <text:p text:style-name="_3c_l_3e_"><text:span text:style-name="_3c_pb_3e_">[223]</text:span><text:span text:style-name="T3">Tu fus un grand coupable, un dieu t’auroit perdu,</text:span></text:p>
      <text:p text:style-name="_3c_l_3e_">Si les destins plus doux ne t’avaient défendu.</text:p>
      <text:p text:style-name="_3c_l_3e_">Le déplorable Orphée, armé contre ta vie,</text:p>
      <text:p text:style-name="_3c_l_3e_">Te punit du trépas d’une épouse chérie.</text:p>
      <text:p text:style-name="_3c_l_3e_">Le jour que devant toi, cette jeune beauté,</text:p>
      <text:p text:style-name="_3c_l_3e_">Fuyait le long des eaux, d’un pas précipité,</text:p>
      <text:p text:style-name="_3c_l_3e_">Tout-à-coup, sous ses pieds, siffle une hydre effrayante :</text:p>
      <text:p text:style-name="_3c_l_3e_">Dans l’herbe du rivage, elle tombe mourante.</text:p>
      <text:p text:style-name="_3c_l_3e_">Par leurs cris douloureux, les dryades ses sœurs,</text:p>
      <text:p text:style-name="_3c_l_3e_">Vers les monts reculés, portèrent ses malheurs ;</text:p>
      <text:p text:style-name="_3c_l_3e_"><text:span text:style-name="T3">Pangée et le </text:span><text:span text:style-name="T4">Rhodope</text:span><text:span text:style-name="T3">, à l’envi, la pleurèrent ;</text:span></text:p>
      <text:p text:style-name="_3c_l_3e_">Les fils mêmes de Mars, les Gètes soupirèrent ;</text:p>
      <text:p text:style-name="_3c_l_3e_">L’Hébre de son murmure étonna les déserts ;</text:p>
      <text:p text:style-name="_3c_l_3e_">Et le deuil s’étendit jusqu’aux rives des mers.</text:p>
      <text:p text:style-name="_3c_l_3e_">Lui, pour se consoler, ne connaît que sa lyre,</text:p>
      <text:p text:style-name="_3c_l_3e_">Et soit que le jour naisse, ou que le jour expire,</text:p>
      <text:p text:style-name="_3c_l_3e_">Tendre épouse, toi seule, objet de ses amours,</text:p>
      <text:p text:style-name="_3c_l_3e_">C’est toi seule qu’il plaint, toi qu’il pleure toujours.</text:p>
      <text:p text:style-name="_3c_l_3e_"><text:span text:style-name="_3c_pb_3e_"><text:span text:style-name="T3">[225]</text:span></text:span><text:span text:style-name="T3">Que dis-j</text:span><text:span text:style-name="T4">e </text:span><text:span text:style-name="T3">! Il affronta les antres du Ténare,</text:span></text:p>
      <text:p text:style-name="_3c_l_3e_">Les mânes, le courroux de leur maître barbare,</text:p>
      <text:p text:style-name="_3c_l_3e_">L’épouvantable nuit des enfers, et ces cœurs</text:p>
      <text:p text:style-name="_3c_l_3e_">Que ne sauraient fléchir, la prière et les pleurs.</text:p>
      <text:p text:style-name="_3c_l_3e_">L’Erébe entend ses chants, et les ombres émues,</text:p>
      <text:p text:style-name="_3c_l_3e_">Des abîmes profonds, sont en foule accourues.</text:p>
      <text:p text:style-name="_3c_l_3e_">Tels des milliers d’oiseaux, dans le froid des hivers,</text:p>
      <text:p text:style-name="_3c_l_3e_">Fuyant les monts neigeux, obscurcissent les airs,</text:p>
      <text:p text:style-name="_3c_l_3e_">Ou descendant le soir dans les sombres vallées.</text:p>
      <text:p text:style-name="_3c_l_3e_">Des époux gémissant, des mères désolées</text:p>
      <text:p text:style-name="_3c_l_3e_">Des vierges que la mort vint ravira l’amour,</text:p>
      <text:p text:style-name="_3c_l_3e_">Tous à jamais privés de la clarté du jour.</text:p>
      <text:p text:style-name="_3c_l_3e_">Des héros, du trépas victimes volontaires ;</text:p>
      <text:p text:style-name="_3c_l_3e_">Des fils mis au bûcher, sous les yeux de leurs pères,</text:p>
      <text:p text:style-name="_3c_l_3e_">Fantômes égarés sur ces funestes bords,</text:p>
      <text:p text:style-name="_3c_l_3e_">Peuple vain et léger du royaume des morts.</text:p>
      <text:p text:style-name="_3c_l_3e_">Le Styx qui les enferme en cette nuit profonde,</text:p>
      <text:p text:style-name="_3c_l_3e_"><text:soft-page-break/>Les enchaîne neuf fois des replis de son onde.</text:p>
      <text:p text:style-name="_3c_l_3e_">Et bordant leur séjour de lugubres roseaux,</text:p>
      <text:p text:style-name="_3c_l_3e_">Le Cocyte fangeux les presse de ses eaux.</text:p>
      <text:p text:style-name="_3c_l_3e_">Les palais de la mort eux-mêmes s’attendrirent ;</text:p>
      <text:p text:style-name="_3c_l_3e_"><text:span text:style-name="T3">Les gouffres du </text:span><text:span text:style-name="T4">Tartare </text:span><text:span text:style-name="T3">à sa voix tressaillirent.</text:span></text:p>
      <text:p text:style-name="_3c_l_3e_"><text:span text:style-name="_3c_pb_3e_"><text:span text:style-name="T3">[227]</text:span></text:span><text:span text:style-name="T3">Les </text:span><text:span text:style-name="T4">serpens </text:span><text:span text:style-name="T3">d’Alecton cessent leurs sifflemens,</text:span></text:p>
      <text:p text:style-name="_3c_l_3e_">Le chien fatal retient ses triples aboyemens,</text:p>
      <text:p text:style-name="_3c_l_3e_">Et du souffle des vents vainement tourmentée,</text:p>
      <text:p text:style-name="_3c_l_3e_">D’Ixion, tout-à-coup, la roue est arrêtée.</text:p>
      <text:p text:style-name="_3c_l_3e_">Échappe des périls de l’infernal séjour,</text:p>
      <text:p text:style-name="_3c_l_3e_">Et suivi d’Eurydice, il marche vers le jour.</text:p>
      <text:p text:style-name="_3c_l_3e_">Mais du moindre regard son cœur doit se défendre ;</text:p>
      <text:p text:style-name="_3c_l_3e_">Proserpine, à ce prix, consent de la lui rendre.</text:p>
      <text:p text:style-name="_3c_l_3e_">À son amour aveugle il se laisse entraîner ;</text:p>
      <text:p text:style-name="_3c_l_3e_">Imprudent (mais l’enfer ne sait rien pardonner),</text:p>
      <text:p text:style-name="_3c_l_3e_">Il s’arrête ; déjà de ces demeures sombres,</text:p>
      <text:p text:style-name="_3c_l_3e_">Une faible lueur éclaircissait les ombres ;</text:p>
      <text:p text:style-name="_3c_l_3e_">Il oublie, il regarde, hélas ! Vaincu d’amour,</text:p>
      <text:p text:style-name="_3c_l_3e_">Il regarde Eurydice, et perd tout sans retour ;</text:p>
      <text:p text:style-name="_3c_l_3e_">Les traités sont rompus, l’enfer va la reprendre ;</text:p>
      <text:p text:style-name="_3c_l_3e_"><text:span text:style-name="T3">Trois fois, l’affreux </text:span><text:span text:style-name="T4">Averne </text:span><text:span text:style-name="T3">au loin se fait entendre.</text:span></text:p>
      <text:p text:style-name="_3c_l_3e_">Elle s’écrie : ô ciel ! quel dieu nous perd tous deux,</text:p>
      <text:p text:style-name="_3c_l_3e_">Cher Orphée ! ô fureur d’un amour malheureux !</text:p>
      <text:p text:style-name="_3c_l_3e_">Tu n’as plus d’Eurydice ; une nuit éternelle…</text:p>
      <text:p text:style-name="_3c_l_3e_">Ferme mes yeux ; adieu, le destin me rappelle ;</text:p>
      <text:p text:style-name="_3c_l_3e_">L’enfer rouvre pour moi ses horribles chemins ;</text:p>
      <text:p text:style-name="_3c_l_3e_">En vain, je tends vers toi mes défaillantes mains.</text:p>
      <text:p text:style-name="_3c_l_3e_"><text:span text:style-name="_3c_pb_3e_">[229]</text:span>Et comme une fumée, à ses yeux disparue,</text:p>
      <text:p text:style-name="_3c_l_3e_">Dans l’air qui l’environne elle s’est confondue.</text:p>
      <text:p text:style-name="_3c_l_3e_">Il n’embrasse qu’une ombre ; à regrets superflus !</text:p>
      <text:p text:style-name="_3c_l_3e_">Il voulait lui parler, elle ne le voit plus ;</text:p>
      <text:p text:style-name="_3c_l_3e_">Le Styx est devant lui ; mais de son noir rivage,</text:p>
      <text:p text:style-name="_3c_l_3e_">L’affreux nocher des morts lui défend le passage.</text:p>
      <text:p text:style-name="_3c_l_3e_">Deux fois sa tendre épouse a subi le trépas ;</text:p>
      <text:p text:style-name="_3c_l_3e_">Quels mânes implorer, pour retrouver ses pas ?</text:p>
      <text:p text:style-name="_3c_l_3e_">Quels dieux voudront l’entendre en la nuit infernale ?</text:p>
      <text:p text:style-name="_3c_l_3e_">Déjà froide, elle fuit sur la barque fatale.</text:p>
      <text:p text:style-name="_3c_l_3e_"><text:soft-page-break/>Sept mois entiers, dit-on, sous des rochers déserts,</text:p>
      <text:p text:style-name="_3c_l_3e_"><text:span text:style-name="T3">Bravant, près du </text:span><text:span text:style-name="T4">Strymon, </text:span><text:span text:style-name="T3">l’inclémence des airs,</text:span></text:p>
      <text:p text:style-name="_3c_l_3e_">Dans les antres glacés qui bordent cette rive,</text:p>
      <text:p text:style-name="_3c_l_3e_">Il déploya les sons de sa douleur plaintive.</text:p>
      <text:p text:style-name="_3c_l_3e_">Et les chênes émus, les tigres adoucis,</text:p>
      <text:p text:style-name="_3c_l_3e_">Accouraient compâtir à ses tristes récits,</text:p>
      <text:p text:style-name="_3c_l_3e_">Telle, à l’ombre d’un bois, Philomèle éplorée</text:p>
      <text:p text:style-name="_3c_l_3e_">Accuse du berger la main dénaturée</text:p>
      <text:p text:style-name="_3c_l_3e_">Qui lui ravit les fruits d’un amour innocent,</text:p>
      <text:p text:style-name="_3c_l_3e_">Ces bruits couverts encor de leur duvet naissant.</text:p>
      <text:p text:style-name="_3c_l_3e_">Sur un rameau, la nuit, elle pleure ; sa plainte,</text:p>
      <text:p text:style-name="_3c_l_3e_">Des bois silencieux, au loin, remplit l’enceinte.</text:p>
      <text:p text:style-name="_3c_l_3e_"><text:span text:style-name="_3c_pb_3e_">[231]</text:span>Ni Vénus, ni l’hymen, depuis ce triste jour,</text:p>
      <text:p text:style-name="_3c_l_3e_">Ne rendirent son cœur accessible à l’amour.</text:p>
      <text:p text:style-name="_3c_l_3e_">Aux bords du Tanaïs, dans ces froides contrées,</text:p>
      <text:p text:style-name="_3c_l_3e_">Que glacent les frimats des vents hyperborées,</text:p>
      <text:p text:style-name="_3c_l_3e_">Seul, errant, d’Eurydice il plaignait les malheurs,</text:p>
      <text:p text:style-name="_3c_l_3e_">Et du tyran des morts les trompeuses faveurs.</text:p>
      <text:p text:style-name="_3c_l_3e_"><text:span text:style-name="T3">Pour venger ses mépris, les bacchantes de </text:span><text:span text:style-name="T4">Thrace</text:span><text:span text:style-name="T3">,</text:span></text:p>
      <text:p text:style-name="_3c_l_3e_">Couvrant d’un culte saint leur sacrilége audace,</text:p>
      <text:p text:style-name="_3c_l_3e_">L’égorgent dans la nuit, dispersent dans les champs,</text:p>
      <text:p text:style-name="_3c_l_3e_"><text:span text:style-name="T3">Du jeune infortuné les membres </text:span><text:span text:style-name="T4">palpitans.</text:span></text:p>
      <text:p text:style-name="_3c_l_3e_">Même alors de son corps sa tête séparée,</text:p>
      <text:p text:style-name="_3c_l_3e_">Dans l’Hèbre impétueux, roulant décolorée,</text:p>
      <text:p text:style-name="_3c_l_3e_">Sa langue déjà froide, en sons entrecoupés,</text:p>
      <text:p text:style-name="_3c_l_3e_">Nommait son Eurydice aux rochers escarpés ;</text:p>
      <text:p text:style-name="_3c_l_3e_">Eurydice, Eurydice, en ce désert sauvage,</text:p>
      <text:p text:style-name="_3c_l_3e_"><text:span text:style-name="T3">Était par-tout le cri des échos du riv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" svg:font-family="'DejaVu Sans Condensed'"/>
    <style:font-face style:name="roboto condensed" svg:font-family="'roboto condensed'"/>
    <style:font-face style:name="Georgia" svg:font-family="Georgia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style:paragraph-properties fo:margin-left="0cm" fo:margin-right="0cm" fo:text-indent="-3.669cm" style:auto-text-indent="false" style:page-number="auto" fo:background-color="#ffffff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size="12pt" fo:letter-spacing="normal" fo:language="fr" fo:country="FR" style:font-name-asian="DejaVu Sans Condensed" style:font-size-asian="12pt" style:language-asian="fr" style:country-asian="FR" style:font-name-complex="DejaVu Sans Condensed" style:font-size-complex="12pt" style:language-complex="fr" style:country-complex="FR" style:text-scale="100%"/>
    </style:style>
    <style:style style:name="CharStyle4" style:family="text" style:parent-style-name="DefaultFontStyle"/>
    <style:style style:name="Default_20_Paragraph_20_Font" style:display-name="Default Paragraph Font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2:23:45.39</meta:creation-date>
    <dc:date>2019-12-29T19:03:46.21</dc:date>
    <dc:creator>Karolina Suchecka</dc:creator>
    <meta:editing-duration>PT12H14M6S</meta:editing-duration>
    <meta:editing-cycles>11</meta:editing-cycles>
    <meta:generator>OpenOffice/4.1.6$Win32 OpenOffice.org_project/416m1$Build-9790</meta:generator>
    <meta:document-statistic meta:table-count="0" meta:image-count="0" meta:object-count="0" meta:page-count="3" meta:paragraph-count="101" meta:word-count="803" meta:character-count="4646"/>
  </office:meta>
</office:document-meta>
</file>